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fab" officeooo:paragraph-rsid="001e9fab"/>
    </style:style>
    <style:style style:name="P2" style:family="paragraph" style:parent-style-name="Standard">
      <style:text-properties officeooo:rsid="001ed1c1" officeooo:paragraph-rsid="001ed1c1"/>
    </style:style>
    <style:style style:name="P3" style:family="paragraph" style:parent-style-name="Standard">
      <style:text-properties officeooo:rsid="00216093" officeooo:paragraph-rsid="00216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URET M</text:p>
      <text:p text:style-name="P1"/>
      <text:p text:style-name="P1"/>
      <text:p text:style-name="P1"/>
      <text:p text:style-name="P1">2.2.2</text:p>
      <text:p text:style-name="P1">Il faut modifier la route de VM1 pour aller à VM3 en passant par VM1.6</text:p>
      <text:p text:style-name="P1">Il faut créer une route de VM1-6 pour aller à VM3</text:p>
      <text:p text:style-name="P1"/>
      <text:p text:style-name="P2">2.2.3</text:p>
      <text:p text:style-name="P2">On n’enregistre rien</text:p>
      <text:p text:style-name="P2"/>
      <text:p text:style-name="P2">2.2.4</text:p>
      <text:p text:style-name="P2">On voit un écho du ping sans réponse</text:p>
      <text:p text:style-name="P2"/>
      <text:p text:style-name="P2">2.2.5<text:line-break/>Il n’a aucune machine pour répondre au ping.</text:p>
      <text:p text:style-name="P2"/>
      <text:p text:style-name="P3">2.3.3</text:p>
      <text:p text:style-name="P3"/>
      <text:p text:style-name="P3">Aucun trafic repéré avec le ping 1</text:p>
      <text:p text:style-name="P3">contrairement au ping 10</text:p>
      <text:p text:style-name="P3"/>
      <text:p text:style-name="P3">2.3.4</text:p>
      <text:p text:style-name="P3"/>
      <text:p text:style-name="P3">IFF NO PI : Do not provide packet information <text:s/></text:p>
      <text:p text:style-name="P3">les 2 premiers octets du ping disparaissen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4:28:00.182796358</meta:creation-date>
    <dc:date>2016-12-06T15:55:04.695948535</dc:date>
    <meta:editing-duration>PT43M1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80" meta:character-count="406" meta:non-whitespace-character-count="339"/>
  </office:meta>
</office:document-meta>
</file>